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b48b" officeooo:paragraph-rsid="000bb48b"/>
    </style:style>
    <style:style style:name="P2" style:family="paragraph" style:parent-style-name="Standard">
      <style:text-properties officeooo:rsid="000bc7f8" officeooo:paragraph-rsid="000bc7f8"/>
    </style:style>
    <style:style style:name="P3" style:family="paragraph" style:parent-style-name="Standard">
      <style:text-properties officeooo:rsid="000bf0c1" officeooo:paragraph-rsid="000bf0c1"/>
    </style:style>
    <style:style style:name="P4" style:family="paragraph" style:parent-style-name="Standard">
      <style:text-properties officeooo:rsid="000d89f0" officeooo:paragraph-rsid="000d89f0"/>
    </style:style>
    <style:style style:name="P5" style:family="paragraph" style:parent-style-name="Standard">
      <style:text-properties officeooo:rsid="00112130" officeooo:paragraph-rsid="00112130"/>
    </style:style>
    <style:style style:name="P6" style:family="paragraph" style:parent-style-name="Standard">
      <style:text-properties officeooo:rsid="001195bb" officeooo:paragraph-rsid="001195bb"/>
    </style:style>
    <style:style style:name="P7" style:family="paragraph" style:parent-style-name="Standard">
      <style:text-properties officeooo:rsid="0011baa1" officeooo:paragraph-rsid="0011baa1"/>
    </style:style>
    <style:style style:name="P8" style:family="paragraph" style:parent-style-name="Standard">
      <style:text-properties officeooo:rsid="0013953b" officeooo:paragraph-rsid="0013953b"/>
    </style:style>
    <style:style style:name="P9" style:family="paragraph" style:parent-style-name="Standard">
      <style:text-properties officeooo:rsid="0014b0ec" officeooo:paragraph-rsid="0014b0ec"/>
    </style:style>
    <style:style style:name="P10" style:family="paragraph" style:parent-style-name="Standard">
      <style:text-properties officeooo:rsid="00168ad1" officeooo:paragraph-rsid="00168ad1"/>
    </style:style>
    <style:style style:name="T1" style:family="text">
      <style:text-properties style:text-underline-style="none"/>
    </style:style>
    <style:style style:name="T2" style:family="text">
      <style:text-properties officeooo:rsid="000f4c04"/>
    </style:style>
    <style:style style:name="T3" style:family="text">
      <style:text-properties officeooo:rsid="001182c7"/>
    </style:style>
    <style:style style:name="T4" style:family="text">
      <style:text-properties officeooo:rsid="001195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versions</text:p>
      <text:p text:style-name="P1">buscar caracteristicas</text:p>
      <text:p text:style-name="P1"/>
      <text:p text:style-name="P1">Añadir texto a una cadena</text:p>
      <text:p text:style-name="P1">Typeof, Instanceof <text:span text:style-name="T2">(typeof de un null es un object)</text:span></text:p>
      <text:p text:style-name="P1">Hoisting</text:p>
      <text:p text:style-name="P1"/>
      <text:p text:style-name="P2">De string a number</text:p>
      <text:p text:style-name="P2">Number(variable)</text:p>
      <text:p text:style-name="P2">variable.parseInt</text:p>
      <text:p text:style-name="P2">variable.parseFloat</text:p>
      <text:p text:style-name="P2"/>
      <text:p text:style-name="P3">let edad=25</text:p>
      <text:p text:style-name="P3">console.log(\’El visitante tiene: ${edad} años\’);</text:p>
      <text:p text:style-name="P3">Esto para meter variables a cañón en los strings, ponerles el $delante y entre{}</text:p>
      <text:p text:style-name="P3"/>
      <text:p text:style-name="P4">Una variable sin valor es <text:span text:style-name="T1">undefined</text:span></text:p>
      <text:p text:style-name="P4"/>
      <text:p text:style-name="P4"/>
      <text:p text:style-name="P5">metodo toString(): Convierte numero en cadena de caracteres</text:p>
      <text:p text:style-name="P5">nombreVariable.toString()</text:p>
      <text:p text:style-name="P5"/>
      <text:p text:style-name="P5">metodo toFixed(): Para cuando trabajamos con decimales. Nos permite decir cuantos decimales vamos a tener. Si le pedimos más de los que tiene el número lo rellenará con 0</text:p>
      <text:p text:style-name="P5">var num=9.99</text:p>
      <text:p text:style-name="P5">num.toFixed(0)=10(redondea si damos un 0)</text:p>
      <text:p text:style-name="P5">num.toFixed(1);=10.0</text:p>
      <text:p text:style-name="P5">num.toFixed(2);=9.99</text:p>
      <text:p text:style-name="P5">num.toFixed(3);=9.990</text:p>
      <text:p text:style-name="P5"/>
      <text:p text:style-name="P5">metodo toPrecisión(): En función de lo que yo le pida, con qué precisión me lo devuelve. <text:span text:style-name="T3">Ajusta la precisión de un número </text:span></text:p>
      <text:p text:style-name="P5"/>
      <text:p text:style-name="P5">var num=9.99</text:p>
      <text:p text:style-name="P5">num.toRecision(0);=<text:span text:style-name="T4">No acepta el 0 como argumento, solo del 1 al 21</text:span></text:p>
      <text:p text:style-name="P5">num.toRecision(1);=1e+1</text:p>
      <text:p text:style-name="P5">num.toRecision(2);=10</text:p>
      <text:p text:style-name="P5">num.toRecision(3);=9.99</text:p>
      <text:p text:style-name="P5"/>
      <text:p text:style-name="P5"/>
      <text:p text:style-name="P5"/>
      <text:p text:style-name="P6">window.prompt: Para meter datos por una ventan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Fechas</text:p>
      <text:p text:style-name="P7">Hay 4 formatos</text:p>
      <text:p text:style-name="P7">var v=new Date(“11/23/2022”);//formato corto</text:p>
      <text:p text:style-name="P7">var v=new Date(“Ago 17 2022”);//Formato corto</text:p>
      <text:p text:style-name="P7">var v=new Date (“Mon, Jun 20 2022 15:42:32 GMT +0100(W. Euro standar Time)”);//Formato completo</text:p>
      <text:p text:style-name="P7"/>
      <text:p text:style-name="P7">var v=new Date(“2022/08/18”);//Formato ISO</text:p>
      <text:p text:style-name="P7"/>
      <text:p text:style-name="P7">document.getElementById(“fecha”)innerHTML=Date(); //Dará como resultado la fecha en formato completo</text:p>
      <text:p text:style-name="P7"/>
      <text:p text:style-name="P8">metodos getHours(), getMinutes() y getSeconds()</text:p>
      <text:p text:style-name="P8"/>
      <text:p text:style-name="P8"/>
      <text:p text:style-name="P8">Funciones, nivel basico</text:p>
      <text:p text:style-name="P8">Grupo de sentencias metidas en un bloque de código que puede invocarse luego</text:p>
      <text:p text:style-name="P9">A una función se le puede pasar otra funcion como parametro</text:p>
      <text:p text:style-name="P9">const cuadrado=function(value){</text:p>
      <text:p text:style-name="P9"><text:tab/>return value*value</text:p>
      <text:p text:style-name="P9">}</text:p>
      <text:p text:style-name="P9">function aplica_fn(dato, funcion_a_aplicar){</text:p>
      <text:p text:style-name="P9"><text:tab/>return funcion_a_aplicar(dato);</text:p>
      <text:p text:style-name="P9">}</text:p>
      <text:p text:style-name="P9"/>
      <text:p text:style-name="P9">aplica_fn(3, funcion_cuadrado)//devuelve 3⁹</text:p>
      <text:p text:style-name="P9"/>
      <text:p text:style-name="P9"/>
      <text:p text:style-name="P10">Existen argumentos por exceso y por defecto. Si nos quedamos cortos el resultados erá NaN. SI nos pasamos se almacenarán en un array llamado arguments[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0:00:36.110000000</meta:creation-date>
    <meta:generator>LibreOffice/7.5.4.2$Windows_X86_64 LibreOffice_project/36ccfdc35048b057fd9854c757a8b67ec53977b6</meta:generator>
    <dc:date>2023-09-29T11:49:38.033000000</dc:date>
    <meta:editing-duration>PT1H48M57S</meta:editing-duration>
    <meta:editing-cycles>12</meta:editing-cycles>
    <meta:document-statistic meta:table-count="0" meta:image-count="0" meta:object-count="0" meta:page-count="2" meta:paragraph-count="47" meta:word-count="259" meta:character-count="1927" meta:non-whitespace-character-count="1713"/>
  </office:meta>
</office:document-meta>
</file>